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101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101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0-11-20T18:24:15.996521642</dc:date>
    <meta:editing-duration>P2DT21H58M1S</meta:editing-duration>
    <meta:editing-cycles>6</meta:editing-cycles>
    <meta:generator>LibreOffice/6.4.6.2$Linux_X86_64 LibreOffice_project/40$Build-2</meta:generator>
    <meta:document-statistic meta:table-count="6" meta:cell-count="2876" meta:object-count="0"/>
  </office:meta>
</office:document-meta>
</file>